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Heading_20_1" style:list-style-name="WWNum1">
      <style:paragraph-properties fo:margin-top="0.0398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in" loext:contextual-spacing="false"/>
    </style:style>
    <style:style style:name="P19" style:family="paragraph" style:parent-style-name="Heading_20_1" style:list-style-name="WWNum1">
      <style:paragraph-properties fo:margin-top="0in" fo:margin-bottom="0.0429in" loext:contextual-spacing="false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5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Linux</text:span></text:p>
      <text:list xml:id="list1204710435" text:style-name="WWNum1">
        <text:list-item>
          <text:p text:style-name="P16"><text:bookmark text:name="_dbh0n1vac4c8"/>Dates</text:p>
        </text:list-item>
      </text:list>
      <text:p text:style-name="Standard">From 07/11/2022 to 27/11/2022. The length of the unit is 3 weeks (24 hours).</text:p>
      <text:list xml:id="list155115392426254" text:continue-numbering="true" text:style-name="WWNum1">
        <text:list-item>
          <text:p text:style-name="P17"><text:bookmark text:name="_35ynxtfrmuvw"/>Previous knowledge</text:p>
        </text:list-item>
      </text:list>
      <text:list xml:id="list2869726730" text:style-name="WWNum2">
        <text:list-item>
          <text:p text:style-name="P6">Unit 03. Fundamentals of operating systems.</text:p>
        </text:list-item>
        <text:list-item>
          <text:p text:style-name="P6">Unit 04. Virtual machines and containers.</text:p>
        </text:list-item>
      </text:list>
      <text:list xml:id="list155114131136877" text:continue-list="list155115392426254" text:style-name="WWNum1">
        <text:list-item>
          <text:p text:style-name="P18"><text:bookmark text:name="_1w7nzw2o20ar"/><text:s/>Objectives</text:p>
        </text:list-item>
      </text:list>
      <text:list xml:id="list3226496365" text:style-name="WWNum4">
        <text:list-item>
          <text:p text:style-name="P7">To learn what is Linux.</text:p>
        </text:list-item>
        <text:list-item>
          <text:p text:style-name="P7">To learn what is a distribution.</text:p>
        </text:list-item>
        <text:list-item>
          <text:p text:style-name="P7">To learn the different types of licences.</text:p>
        </text:list-item>
        <text:list-item>
          <text:p text:style-name="P7">To learn how to install Linux.</text:p>
        </text:list-item>
        <text:list-item>
          <text:p text:style-name="P7">To learn how Linux calls the devices.</text:p>
        </text:list-item>
        <text:list-item>
          <text:p text:style-name="P7">To learn how to create several partitions.</text:p>
        </text:list-item>
        <text:list-item>
          <text:p text:style-name="P7"><text:soft-page-break/>To learn how to install programs on Linux.</text:p>
        </text:list-item>
        <text:list-item>
          <text:p text:style-name="P7">To learn basic Linux commands.</text:p>
        </text:list-item>
        <text:list-item>
          <text:p text:style-name="P7">To learn how to manage users and groups.</text:p>
        </text:list-item>
        <text:list-item>
          <text:p text:style-name="P7">To learn how to set permissions to files and directories.</text:p>
        </text:list-item>
      </text:list>
      <text:list xml:id="list155113901204537" text:continue-list="list155114131136877" text:style-name="WWNum1">
        <text:list-item>
          <text:p text:style-name="P19"><text:bookmark text:name="_u76wnfr4jev9"/>Contents</text:p>
        </text:list-item>
      </text:list>
      <text:p text:style-name="P10">It is very important to use this free book about Linux command line (“The Linux command line” <text:s/><text:a xlink:type="simple" xlink:href="http://linuxcommand.org/tlcl.php" text:style-name="ListLabel_20_28" text:visited-style-name="ListLabel_20_28"><text:span text:style-name="T9">http://linuxcommand.org/tlcl.php</text:span></text:a>) as reference. Contents are:</text:p>
      <text:list xml:id="list2754186400" text:style-name="WWNum3">
        <text:list-item>
          <text:p text:style-name="P9">What is Linux.</text:p>
        </text:list-item>
        <text:list-item>
          <text:p text:style-name="P8">Software licences.</text:p>
        </text:list-item>
        <text:list-item>
          <text:p text:style-name="P8">Installation.</text:p>
        </text:list-item>
        <text:list-item>
          <text:p text:style-name="P8">Applications.</text:p>
        </text:list-item>
        <text:list-item>
          <text:p text:style-name="P8">Users, groups and permissions.</text:p>
        </text:list-item>
        <text:list-item>
          <text:p text:style-name="P8">Main commands.</text:p>
        </text:list-item>
      </text:list>
      <text:list xml:id="list155113751891265" text:continue-list="list155113901204537" text:style-name="WWNum1">
        <text:list-item>
          <text:p text:style-name="P19"><text:bookmark text:name="_a1okclatiswm"/>Activities</text:p>
        </text:list-item>
      </text:list>
      <text:p text:style-name="Standard">Activities installing a Linux system with a determinate configuration and using Linux Commands.</text:p>
      <text:list xml:id="list155113940781055" text:continue-numbering="true" text:style-name="WWNum1">
        <text:list-item>
          <text:p text:style-name="P16"><text:bookmark text:name="_7kljffjw728v"/>Recommendations</text:p>
        </text:list-item>
      </text:list>
      <text:p text:style-name="Standard">This is a large and practical unit. The most important is to get acquainted with Linux. There are a few concepts, but you need to practice a lot with them. Also, it is very important to go to the TC with the main concepts studied.</text:p>
      <text:p text:style-name="Standard">It is very important:</text:p>
      <text:p text:style-name="Standard"><text:tab/>• To know the different types of software licences.</text:p>
      <text:p text:style-name="Standard"><text:tab/>• To install Linux in a custom way.</text:p>
      <text:p text:style-name="Standard"><text:tab/>• To understand the way in which Linux calls devices.</text:p>
      <text:p text:style-name="Standard"><text:tab/>• To learn how to install programs.</text:p>
      <text:p text:style-name="Standard"><text:tab/>• To learn how to manage users, groups, and how to set permissions.</text:p>
      <text:p text:style-name="Standard"><text:tab/>• To learn basic Linux comma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2" meta:word-count="307" meta:character-count="1717" meta:non-whitespace-character-count="1465"/>
    <meta:generator>LibreOfficeDev/6.0.5.2$Linux_X86_64 LibreOffice_project/</meta:generator>
  </office:meta>
</office:document-meta>
</file>